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1cm"/>
    </style:style>
    <style:style style:name="gr9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352cm" fo:min-width="0.854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352cm" fo:min-width="0.856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352cm" fo:min-width="0.8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20" style:family="graphic" style:parent-style-name="standard">
      <style:graphic-properties draw:fill-color="#ffb66c" draw:textarea-horizontal-align="justify" draw:textarea-vertical-align="middle" draw:auto-grow-height="false" fo:min-height="0.654cm" fo:min-width="1.6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9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4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7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544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7.85cm" fo:min-width="9.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9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62cm"/>
    </style:style>
    <style:style style:name="gr33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7.4cm" draw:shadow-opacity="10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1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37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1.5cm" draw:shadow-opacity="100%"/>
    </style:style>
    <style:style style:name="gr38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4.6cm" draw:shadow-opacity="100%"/>
    </style:style>
    <style:style style:name="gr39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7.1cm" draw:shadow-opacity="100%"/>
    </style:style>
    <style:style style:name="gr40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4.9cm" draw:shadow-opacity="100%"/>
    </style:style>
    <style:style style:name="gr41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6.9cm" draw:shadow-opacity="10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.022cm"/>
    </style:style>
    <style:style style:name="gr43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6.1cm" draw:shadow-opacity="100%"/>
    </style:style>
    <style:style style:name="gr44" style:family="graphic" style:parent-style-name="standard">
      <style:graphic-properties draw:fill-color="#b4c7dc" draw:textarea-horizontal-align="justify" draw:textarea-vertical-align="middle" draw:auto-grow-height="false" fo:min-height="0.472cm" fo:min-width="1.622cm"/>
    </style:style>
    <style:style style:name="gr45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4.7cm" draw:shadow-opacity="100%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.022cm"/>
    </style:style>
    <style:style style:name="gr47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6.7cm" draw:shadow-opacity="100%"/>
    </style:style>
    <style:style style:name="gr48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2cm" fo:min-width="2.5cm" draw:shadow-opacity="100%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content-title">
      <style:graphic-properties draw:auto-grow-height="true" fo:min-height="3.69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="none" draw:fill-color="#ffffff"/>
      <style:paragraph-properties style:writing-mode="lr-tb"/>
      <style:text-properties style:font-name="OpenSans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9" style:family="paragraph">
      <loext:graphic-properties draw:fill="none" draw:fill-color="#ffffff"/>
      <style:paragraph-properties style:writing-mode="lr-tb"/>
      <style:text-properties style:font-name="Open Sans" fo:font-size="14pt" style:font-size-asian="14pt" style:font-size-complex="14pt"/>
    </style:style>
    <style:style style:name="P10" style:family="paragraph">
      <loext:graphic-properties draw:fill-color="#ffffa6"/>
      <style:paragraph-properties fo:text-align="center"/>
      <style:text-properties style:font-name="OpenSans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2pt"/>
    </style:style>
    <style:style style:name="P14" style:family="paragraph">
      <loext:graphic-properties draw:fill="none" draw:fill-color="#ffffff"/>
      <style:paragraph-properties style:writing-mode="lr-tb"/>
      <style:text-properties style:font-name="OpenSans" fo:font-size="12pt" fo:font-weight="normal" style:font-size-asian="12pt" style:font-size-complex="12pt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OpenSans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8" style:family="paragraph">
      <loext:graphic-properties draw:fill-color="#ffffa6"/>
      <style:paragraph-properties fo:text-align="center"/>
    </style:style>
    <style:style style:name="P19" style:family="paragraph">
      <loext:graphic-properties draw:fill-color="#ffb66c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23" style:family="paragraph">
      <loext:graphic-properties draw:fill="solid" draw:fill-color="#ffffff" draw:opacity="100%"/>
      <style:paragraph-properties fo:text-align="center"/>
    </style:style>
    <style:style style:name="P24" style:family="paragraph">
      <style:paragraph-properties fo:text-align="center" style:writing-mode="lr-tb"/>
      <style:text-properties fo:color="#000000" style:font-name="OpenSans" fo:font-size="14pt" style:font-size-asian="14pt" style:font-size-complex="14pt"/>
    </style:style>
    <style:style style:name="P25" style:family="paragraph">
      <loext:graphic-properties draw:fill-color="#b4c7dc"/>
      <style:paragraph-properties fo:text-align="center" style:writing-mode="lr-tb"/>
      <style:text-properties fo:color="#000000" style:font-name="OpenSans" fo:font-size="14pt" style:font-size-asian="14pt" style:font-size-complex="14pt"/>
    </style:style>
    <style:style style:name="P26" style:family="paragraph">
      <loext:graphic-properties draw:fill="none"/>
      <style:paragraph-properties fo:text-align="center"/>
      <style:text-properties fo:color="#c9211e"/>
    </style:style>
    <style:style style:name="P27" style:family="paragraph">
      <loext:graphic-properties draw:fill="none" draw:fill-color="#ffffff"/>
      <style:paragraph-properties style:writing-mode="lr-tb"/>
      <style:text-properties fo:color="#c9211e" style:font-name="OpenSans" fo:font-size="14pt"/>
    </style:style>
    <style:style style:name="P28" style:family="paragraph">
      <loext:graphic-properties draw:fill="none" draw:fill-color="#ffffff"/>
      <style:paragraph-properties style:writing-mode="lr-tb"/>
      <style:text-properties fo:color="#c9211e" style:font-name="OpenSans" fo:font-size="14pt" style:font-size-asian="14pt" style:font-size-complex="14pt"/>
    </style:style>
    <style:style style:name="P29" style:family="paragraph">
      <loext:graphic-properties draw:fill="none"/>
      <style:paragraph-properties fo:text-align="center"/>
      <style:text-properties fo:color="#000000"/>
    </style:style>
    <style:style style:name="P30" style:family="paragraph">
      <loext:graphic-properties draw:fill="none" draw:fill-color="#ffffff"/>
      <style:paragraph-properties style:writing-mode="lr-tb"/>
      <style:text-properties fo:color="#000000" style:font-name="OpenSans" fo:font-size="14pt"/>
    </style:style>
    <style:style style:name="P31" style:family="paragraph">
      <loext:graphic-properties draw:fill="none" draw:fill-color="#ffffff"/>
      <style:paragraph-properties style:writing-mode="lr-tb"/>
      <style:text-properties fo:color="#000000" style:font-name="OpenSans" fo:font-size="14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style:font-name="OpenSans"/>
    </style:style>
    <style:style style:name="T5" style:family="text">
      <style:text-properties style:font-name="OpenSans" fo:font-weight="bold"/>
    </style:style>
    <style:style style:name="T6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style:font-name="Open Sans" fo:font-size="18pt"/>
    </style:style>
    <style:style style:name="T9" style:family="text">
      <style:text-properties style:font-name="OpenSans" fo:font-size="14pt" style:font-size-asian="14pt" style:font-size-complex="14pt"/>
    </style:style>
    <style:style style:name="T10" style:family="text">
      <style:text-properties style:font-name="OpenSans" fo:font-size="12pt"/>
    </style:style>
    <style:style style:name="T11" style:family="text">
      <style:text-properties style:font-name="OpenSans" fo:font-size="12pt" fo:font-weight="normal" style:font-size-asian="12pt" style:font-size-complex="12pt"/>
    </style:style>
    <style:style style:name="T12" style:family="text">
      <style:text-properties style:font-name="OpenSans" fo:font-size="12pt" style:font-size-asian="12pt" style:font-size-complex="12pt"/>
    </style:style>
    <style:style style:name="T13" style:family="text">
      <style:text-properties style:font-name="OpenSans" fo:font-size="14pt"/>
    </style:style>
    <style:style style:name="T14" style:family="text">
      <style:text-properties fo:color="#000000" style:font-name="OpenSans" fo:font-size="14pt" style:font-size-asian="14pt" style:font-size-complex="14pt"/>
    </style:style>
    <style:style style:name="T15" style:family="text">
      <style:text-properties fo:color="#c9211e" style:font-name="OpenSans" fo:font-size="14pt"/>
    </style:style>
    <style:style style:name="T16" style:family="text">
      <style:text-properties fo:color="#c9211e" style:font-name="OpenSans" fo:font-size="14pt" style:font-size-asian="14pt" style:font-size-complex="14pt"/>
    </style:style>
    <style:style style:name="T17" style:family="text">
      <style:text-properties fo:color="#000000" style:font-name="OpenSans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earching Technique</text:span><text:span text:style-name="T1"> – Binary 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Algorithm - Binary Search Iterative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draw:style-name="gr3" draw:text-style-name="P5" xml:id="id4" draw:id="id4" draw:layer="layout" svg:width="12.652cm" svg:height="0.988cm" svg:x="2cm" svg:y="6.2cm">
          <draw:text-box>
            <text:p><text:span text:style-name="T4">arr <text:s text:c="8"/>: <text:s/>Array to hold the elements</text:span></text:p>
          </draw:text-box>
        </draw:frame>
        <draw:frame draw:style-name="gr4" draw:text-style-name="P5" xml:id="id5" draw:id="id5" draw:layer="layout" svg:width="12.51cm" svg:height="0.988cm" svg:x="1.842cm" svg:y="7.104cm">
          <draw:text-box>
            <text:p><text:span text:style-name="T4"><text:s/></text:span><text:span text:style-name="T4">key <text:s text:c="7"/>: <text:s/>Item to be searched</text:span></text:p>
          </draw:text-box>
        </draw:frame>
        <draw:frame draw:style-name="gr5" draw:text-style-name="P6" xml:id="id3" draw:id="id3" draw:layer="layout" svg:width="7.857cm" svg:height="1.199cm" svg:x="1.8cm" svg:y="5cm">
          <draw:text-box>
            <text:p><text:span text:style-name="T5">Input Specification:</text:span></text:p>
          </draw:text-box>
        </draw:frame>
        <draw:frame draw:style-name="gr6" draw:text-style-name="P6" xml:id="id6" draw:id="id6" draw:layer="layout" svg:width="9.457cm" svg:height="0.999cm" svg:x="1.8cm" svg:y="9cm">
          <draw:text-box>
            <text:p><text:span text:style-name="T5">Output Specification:</text:span></text:p>
          </draw:text-box>
        </draw:frame>
        <draw:frame draw:style-name="gr7" draw:text-style-name="P7" xml:id="id7" draw:id="id7" draw:layer="layout" svg:width="12.009cm" svg:height="0.962cm" svg:x="2.243cm" svg:y="10.238cm">
          <draw:text-box>
            <text:p><text:s/>mid <text:tab/>: Positon of key element <text:s text:c="3"/></text:p>
          </draw:text-box>
        </draw:frame>
        <draw:frame draw:style-name="gr7" draw:text-style-name="P7" xml:id="id8" draw:id="id8" draw:layer="layout" svg:width="12.009cm" svg:height="0.962cm" svg:x="2.243cm" svg:y="11.418cm">
          <draw:text-box>
            <text:p><text:s/>-1<text:tab/><text:tab/>: Key is not found</text:p>
          </draw:text-box>
        </draw:frame>
        <draw:frame draw:style-name="gr3" draw:text-style-name="P6" xml:id="id2" draw:id="id2" draw:layer="layout" svg:width="14.1cm" svg:height="0.988cm" svg:x="1.3cm" svg:y="3.4cm">
          <draw:text-box>
            <text:p><text:span text:style-name="T5">Binary_search_iterative(arr, key)</text:span></text:p>
          </draw:text-box>
        </draw:frame>
        <draw:frame presentation:style-name="pr5" draw:text-style-name="P8" draw:layer="layout" svg:width="19.5cm" svg:height="2.597cm" svg:x="0.549cm" svg:y="0.21cm" presentation:class="title" presentation:user-transformed="true">
          <draw:text-box>
            <text:p xml:id="id1" text:id="id1"><text:span text:style-name="T6">Data Structure – Binary Search Iterative</text:span><text:span text:style-name="T7"><text:line-break/></text:span><text:span text:style-name="T7">Algorith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2" smil:attributeName="visibility" smil:to="visible"/>
                  <anim:transitionFilter smil:dur="1s" smil:targetElement="id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4" smil:attributeName="visibility" smil:to="visible"/>
                  <anim:transitionFilter smil:dur="1s" smil:targetElement="id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7" smil:attributeName="visibility" smil:to="visible"/>
                  <anim:transitionFilter smil:dur="1s" smil:targetElement="id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8" smil:attributeName="visibility" smil:to="visible"/>
                  <anim:transitionFilter smil:dur="1s" smil:targetElement="id8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9" xml:id="id9" draw:id="id9" draw:layer="layout" svg:width="3.6cm" svg:height="1.115cm" svg:x="14cm" svg:y="3.8cm">
          <draw:text-box>
            <text:p><text:span text:style-name="T8">arr[SIZE] </text:span></text:p>
          </draw:text-box>
        </draw:frame>
        <draw:g xml:id="id10" draw:id="id10">
          <draw:custom-shape draw:style-name="gr9" draw:text-style-name="P10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 text:style-name="P11"><text:span text:style-name="T9">SIZE = 10</text:span></text:p>
            </draw:text-box>
          </draw:frame>
        </draw:g>
        <draw:g xml:id="id11" draw:id="id11">
          <draw:frame draw:style-name="gr10" draw:text-style-name="P13" draw:layer="layout" svg:width="1.773cm" svg:height="0.831cm" draw:transform="rotate (0.515919326889524) translate (12.604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5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7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1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18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5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5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2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5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2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7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1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7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1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09cm 8.748cm)">
            <draw:text-box>
              <text:p><text:span text:style-name="T10">arr[9]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g>
          <draw:frame draw:style-name="gr10" draw:text-style-name="P13" draw:layer="layout" svg:width="1.773cm" svg:height="0.831cm" draw:transform="rotate (0.515919326889524) translate (12.605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6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8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2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19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6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1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6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7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5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2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2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7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1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1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cm 8.748cm)">
            <draw:text-box>
              <text:p><text:span text:style-name="T10">arr[9]</text:span></text:p>
            </draw:text-box>
          </draw:frame>
        </draw:g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 xml:id="id12" draw:id="id12">
          <draw:custom-shape draw:style-name="gr20" draw:text-style-name="P19" draw:layer="layout" svg:width="2.243cm" svg:height="1cm" svg:x="18.654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4cm" svg:y="5.501cm">
            <draw:text-box>
              <text:p><text:span text:style-name="T9">key=12</text:span></text:p>
            </draw:text-box>
          </draw:frame>
        </draw:g>
        <draw:frame draw:style-name="gr22" draw:text-style-name="P13" draw:layer="layout" svg:width="0.895cm" svg:height="0.747cm" svg:x="14.758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2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4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4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2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4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7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8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6cm" svg:y="7.6cm">
          <draw:text-box>
            <text:p><text:span text:style-name="T12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</text:span><text:span text:style-name="T6">a </text:span><text:span text:style-name="T6">Str</text:span><text:span text:style-name="T6">uct</text:span><text:span text:style-name="T6">ure </text:span><text:span text:style-name="T6">– </text:span><text:span text:style-name="T6">Alg</text:span><text:span text:style-name="T6">orit</text:span><text:span text:style-name="T6">hm </text:span><text:span text:style-name="T7"><text:line-break/></text:span><text:span text:style-name="T7">B</text:span><text:span text:style-name="T7">in</text:span><text:span text:style-name="T7">a</text:span><text:span text:style-name="T7">r</text:span><text:span text:style-name="T7">y</text:span><text:span text:style-name="T7">_</text:span><text:span text:style-name="T7">s</text:span><text:span text:style-name="T7">e</text:span><text:span text:style-name="T7">a</text:span><text:span text:style-name="T7">rc</text:span><text:span text:style-name="T7">h</text:span><text:span text:style-name="T7">_i</text:span><text:span text:style-name="T7">t</text:span><text:span text:style-name="T7">e</text:span><text:span text:style-name="T7">r</text:span><text:span text:style-name="T7">a</text:span><text:span text:style-name="T7">ti</text:span><text:span text:style-name="T7">v</text:span><text:span text:style-name="T7">e</text:span><text:span text:style-name="T7">(</text:span><text:span text:style-name="T7">a</text:span><text:span text:style-name="T7">rr</text:span><text:span text:style-name="T7">,k</text:span><text:span text:style-name="T7">e</text:span><text:span text:style-name="T7">y</text:span><text:span text:style-name="T7">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</text:span><text:span text:style-name="T8">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</text:span><text:span text:style-name="T9">E = </text:span><text:span text:style-name="T9">10</text:span></text:p>
            </draw:text-box>
          </draw:frame>
        </draw:g>
        <draw:custom-shape draw:style-name="gr28" draw:text-style-name="P20" xml:id="id14" draw:id="id14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g xml:id="id13" draw:id="id13">
          <draw:frame draw:style-name="gr3" draw:text-style-name="P5" draw:layer="layout" svg:width="8.4cm" svg:height="0.988cm" svg:x="2.1cm" svg:y="7.3cm">
            <draw:text-box>
              <text:p><text:span text:style-name="T4">else if (key &lt; </text:span><text:span text:style-name="T4">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</text:span><text:span text:style-name="T4">= </text:span><text:span text:style-name="T4">(lo</text:span><text:span text:style-name="T4">w+</text:span><text:span text:style-name="T4">hig</text:span><text:span text:style-name="T4">h) / </text:span><text:span text:style-name="T4">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</text:span><text:span text:style-name="T4">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</text:span><text:span text:style-name="T4">(arr[mid] </text:span><text:span text:style-name="T4">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</text:span><text:span text:style-name="T4">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 xml:id="id16" draw:id="id16"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 xml:id="id17" draw:id="id17"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xml:id="id15" draw:id="id15" draw:layer="layout" svg:width="7.9cm" svg:height="0.812cm" svg:x="1.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7.9cm" svg:height="0.812cm" svg:x="1.1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7.9cm" svg:height="0.812cm" svg:x="1.9cm" svg:y="5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 xml:id="id18" text:id="id18"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 xml:id="id19" text:id="id19"><text:span text:style-name="T13"><text:s/></text:span><text:span text:style-name="T13">(0+9)/2 = 4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7.9cm" svg:height="0.812cm" svg:x="1.9cm" svg:y="5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7.9cm" svg:height="0.812cm" svg:x="2cm" svg:y="5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 xml:id="id20" text:id="id20"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 xml:id="id21" draw:id="id21"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20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flash-bulb">
                  <anim:transitionFilter smil:dur="0.5s" smil:targetElement="id21" smil:keySplines="0,0;0.2,0.5;0.8,0.5;1,0" smil:type="fade" smil:subtype="crossfade" smil:mode="out"/>
                  <anim:animateTransform smil:dur="0.25s" smil:fill="hold" smil:autoReverse="true" smil:targetElement="id21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7.9cm" svg:height="0.812cm" svg:x="2.1cm" svg:y="7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 xml:id="id23" text:id="id23"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 xml:id="id22" draw:id="id22"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2" smil:keySplines="0,0;0.2,0.5;0.8,0.5;1,0" smil:type="fade" smil:subtype="crossfade" smil:mode="out"/>
                  <anim:animateTransform smil:dur="0.25s" smil:fill="hold" smil:autoReverse="true" smil:targetElement="id22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bold-reveal" presentation:text-only="true">
                  <anim:set smil:dur="indefinite" smil:targetElement="id23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2cm" svg:height="0.81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 xml:id="id24" draw:id="id24"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layout" svg:width="5.1cm" svg:height="0.812cm" svg:x="3.3cm" svg:y="9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 xml:id="id25" draw:id="id25"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7.6cm" svg:height="0.812cm" svg:x="1.1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7.6cm" svg:height="0.812cm" svg:x="2cm" svg:y="5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 xml:id="id27" draw:id="id27"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 xml:id="id26" text:id="id26"><text:span text:style-name="T13"><text:s/></text:span><text:span text:style-name="T13">(5+9)/2 = 7</text:span></text:p>
          </draw:text-box>
        </draw:frame>
        <draw:g xml:id="id28" draw:id="id28">
          <draw:line draw:style-name="gr30" draw:text-style-name="P21" draw:layer="layout" svg:x1="23.346cm" svg:y1="9.9cm" svg:x2="23.346cm" svg:y2="9cm">
            <text:p/>
          </draw:line>
          <draw:frame draw:style-name="gr36" draw:text-style-name="P12" draw:layer="layout" svg:width="1.522cm" svg:height="0.962cm" svg:x="22.646cm" svg:y="9.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7.6cm" svg:height="0.812cm" svg:x="2.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5+9)/2 = 7</text:span></text:p>
          </draw:text-box>
        </draw:frame>
        <draw:g>
          <draw:line draw:style-name="gr30" draw:text-style-name="P21" draw:layer="layout" svg:x1="23.346cm" svg:y1="9.9cm" svg:x2="23.346cm" svg:y2="9cm">
            <text:p/>
          </draw:line>
          <draw:frame draw:style-name="gr36" draw:text-style-name="P12" draw:layer="layout" svg:width="1.522cm" svg:height="0.962cm" svg:x="22.646cm" svg:y="9.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 xml:id="id29" text:id="id29"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 xml:id="id30" draw:id="id30"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29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flash-bulb">
                  <anim:transitionFilter smil:dur="0.5s" smil:targetElement="id30" smil:keySplines="0,0;0.2,0.5;0.8,0.5;1,0" smil:type="fade" smil:subtype="crossfade" smil:mode="out"/>
                  <anim:animateTransform smil:dur="0.25s" smil:fill="hold" smil:autoReverse="true" smil:targetElement="id30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7.6cm" svg:height="0.812cm" svg:x="2.1cm" svg:y="7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5+9)/2 = 7</text:span></text:p>
          </draw:text-box>
        </draw:frame>
        <draw:g>
          <draw:line draw:style-name="gr30" draw:text-style-name="P21" draw:layer="layout" svg:x1="23.346cm" svg:y1="9.9cm" svg:x2="23.346cm" svg:y2="9cm">
            <text:p/>
          </draw:line>
          <draw:frame draw:style-name="gr36" draw:text-style-name="P12" draw:layer="layout" svg:width="1.522cm" svg:height="0.962cm" svg:x="22.646cm" svg:y="9.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 xml:id="id32" text:id="id32"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 xml:id="id31" draw:id="id31"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1" smil:keySplines="0,0;0.2,0.5;0.8,0.5;1,0" smil:type="fade" smil:subtype="crossfade" smil:mode="out"/>
                  <anim:animateTransform smil:dur="0.25s" smil:fill="hold" smil:autoReverse="true" smil:targetElement="id31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bold-reveal" presentation:text-only="true">
                  <anim:set smil:dur="indefinite" smil:targetElement="id32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 xml:id="id33" draw:id="id33"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5.4cm" svg:height="0.812cm" svg:x="3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5+9)/2 = 7</text:span></text:p>
          </draw:text-box>
        </draw:frame>
        <draw:g>
          <draw:line draw:style-name="gr30" draw:text-style-name="P21" draw:layer="layout" svg:x1="23.346cm" svg:y1="9.9cm" svg:x2="23.346cm" svg:y2="9cm">
            <text:p/>
          </draw:line>
          <draw:frame draw:style-name="gr36" draw:text-style-name="P12" draw:layer="layout" svg:width="1.522cm" svg:height="0.962cm" svg:x="22.646cm" svg:y="9.8cm">
            <draw:text-box>
              <text:p><text:span text:style-name="T9">mid</text:span></text:p>
            </draw:text-box>
          </draw:frame>
        </draw:g>
        <draw:g xml:id="id34" draw:id="id34">
          <draw:frame draw:style-name="gr32" draw:text-style-name="P12" draw:layer="layout" svg:width="1.662cm" svg:height="0.831cm" svg:x="21.238cm" svg:y="9.769cm">
            <draw:text-box>
              <text:p><text:span text:style-name="T9">high</text:span></text:p>
            </draw:text-box>
          </draw:frame>
          <draw:line draw:style-name="gr30" draw:text-style-name="P21" draw:layer="layout" svg:x1="21.835cm" svg:y1="9.938cm" svg:x2="21.835cm" svg:y2="9cm">
            <text:p/>
          </draw:lin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7.4cm" svg:height="0.812cm" svg:x="1.2cm" svg:y="4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5+9)/2 = 7</text:span></text:p>
          </draw:text-box>
        </draw:frame>
        <draw:g>
          <draw:line draw:style-name="gr30" draw:text-style-name="P21" draw:layer="layout" svg:x1="23.346cm" svg:y1="9.9cm" svg:x2="23.346cm" svg:y2="9cm">
            <text:p/>
          </draw:line>
          <draw:frame draw:style-name="gr36" draw:text-style-name="P12" draw:layer="layout" svg:width="1.522cm" svg:height="0.962cm" svg:x="22.646cm" svg:y="9.8cm">
            <draw:text-box>
              <text:p><text:span text:style-name="T9">mid</text:span></text:p>
            </draw:text-box>
          </draw:frame>
        </draw:g>
        <draw:g>
          <draw:frame draw:style-name="gr32" draw:text-style-name="P12" draw:layer="layout" svg:width="1.662cm" svg:height="0.831cm" svg:x="21.238cm" svg:y="9.769cm">
            <draw:text-box>
              <text:p><text:span text:style-name="T9">high</text:span></text:p>
            </draw:text-box>
          </draw:frame>
          <draw:line draw:style-name="gr30" draw:text-style-name="P21" draw:layer="layout" svg:x1="21.835cm" svg:y1="9.938cm" svg:x2="21.835cm" svg:y2="9cm">
            <text:p/>
          </draw:lin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7.4cm" svg:height="0.812cm" svg:x="1.9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5+9)/2 = 7</text:span></text:p>
          </draw:text-box>
        </draw:frame>
        <draw:g>
          <draw:line draw:style-name="gr30" draw:text-style-name="P21" draw:layer="layout" svg:x1="23.346cm" svg:y1="9.9cm" svg:x2="23.346cm" svg:y2="9cm">
            <text:p/>
          </draw:line>
          <draw:frame draw:style-name="gr36" draw:text-style-name="P12" draw:layer="layout" svg:width="1.522cm" svg:height="0.962cm" svg:x="22.646cm" svg:y="9.8cm">
            <draw:text-box>
              <text:p><text:span text:style-name="T9">mid</text:span></text:p>
            </draw:text-box>
          </draw:frame>
        </draw:g>
        <draw:g>
          <draw:frame draw:style-name="gr32" draw:text-style-name="P12" draw:layer="layout" svg:width="1.662cm" svg:height="0.831cm" svg:x="21.238cm" svg:y="9.769cm">
            <draw:text-box>
              <text:p><text:span text:style-name="T9">high</text:span></text:p>
            </draw:text-box>
          </draw:frame>
          <draw:line draw:style-name="gr30" draw:text-style-name="P21" draw:layer="layout" svg:x1="21.835cm" svg:y1="9.938cm" svg:x2="21.835cm" svg:y2="9cm">
            <text:p/>
          </draw:line>
        </draw:g>
        <draw:frame draw:style-name="gr35" draw:text-style-name="P22" draw:layer="layout" svg:width="3.61cm" svg:height="0.988cm" svg:x="20cm" svg:y="13.6cm">
          <draw:text-box>
            <text:p xml:id="id35" text:id="id35"><text:span text:style-name="T13"><text:s/></text:span><text:span text:style-name="T13">(5+6)/2 = 5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7.4cm" svg:height="0.812cm" svg:x="1.9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5+9)/2 = 7</text:span></text:p>
          </draw:text-box>
        </draw:frame>
        <draw:g xml:id="id36" draw:id="id36">
          <draw:line draw:style-name="gr30" draw:text-style-name="P21" draw:layer="layout" svg:x1="23.346cm" svg:y1="9.9cm" svg:x2="23.346cm" svg:y2="9cm">
            <text:p/>
          </draw:line>
          <draw:frame draw:style-name="gr36" draw:text-style-name="P12" draw:layer="layout" svg:width="1.522cm" svg:height="0.962cm" svg:x="22.646cm" svg:y="9.8cm">
            <draw:text-box>
              <text:p><text:span text:style-name="T9">mid</text:span></text:p>
            </draw:text-box>
          </draw:frame>
        </draw:g>
        <draw:g>
          <draw:frame draw:style-name="gr32" draw:text-style-name="P12" draw:layer="layout" svg:width="1.662cm" svg:height="0.831cm" svg:x="21.238cm" svg:y="9.769cm">
            <draw:text-box>
              <text:p><text:span text:style-name="T9">high</text:span></text:p>
            </draw:text-box>
          </draw:frame>
          <draw:line draw:style-name="gr30" draw:text-style-name="P21" draw:layer="layout" svg:x1="21.835cm" svg:y1="9.938cm" svg:x2="21.835cm" svg:y2="9cm">
            <text:p/>
          </draw:line>
        </draw:g>
        <draw:frame draw:style-name="gr35" draw:text-style-name="P22" draw:layer="layout" svg:width="3.61cm" svg:height="0.988cm" svg:x="20cm" svg:y="13.6cm">
          <draw:text-box>
            <text:p><text:span text:style-name="T13"><text:s/></text:span><text:span text:style-name="T13">(5+6)/2 = 5</text:span></text:p>
          </draw:text-box>
        </draw:frame>
        <draw:g xml:id="id37" draw:id="id37">
          <draw:line draw:style-name="gr30" draw:text-style-name="P21" draw:layer="layout" svg:x1="20.1cm" svg:y1="10.449cm" svg:x2="20.1cm" svg:y2="9.038cm">
            <text:p/>
          </draw:line>
          <draw:frame draw:style-name="gr42" draw:text-style-name="P12" draw:layer="layout" svg:width="1.522cm" svg:height="1.508cm" svg:x="19.4cm" svg:y="10.292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7.4cm" svg:height="0.812cm" svg:x="2.1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5+9)/2 = 7</text:span></text:p>
          </draw:text-box>
        </draw:frame>
        <draw:g>
          <draw:frame draw:style-name="gr32" draw:text-style-name="P12" draw:layer="layout" svg:width="1.662cm" svg:height="0.831cm" svg:x="21.238cm" svg:y="9.769cm">
            <draw:text-box>
              <text:p><text:span text:style-name="T9">high</text:span></text:p>
            </draw:text-box>
          </draw:frame>
          <draw:line draw:style-name="gr30" draw:text-style-name="P21" draw:layer="layout" svg:x1="21.835cm" svg:y1="9.938cm" svg:x2="21.835cm" svg:y2="9cm">
            <text:p/>
          </draw:line>
        </draw:g>
        <draw:frame draw:style-name="gr35" draw:text-style-name="P22" draw:layer="layout" svg:width="3.61cm" svg:height="0.988cm" svg:x="20cm" svg:y="13.6cm">
          <draw:text-box>
            <text:p><text:span text:style-name="T13"><text:s/></text:span><text:span text:style-name="T13">(5+6)/2 = 5</text:span></text:p>
          </draw:text-box>
        </draw:frame>
        <draw:g>
          <draw:line draw:style-name="gr30" draw:text-style-name="P21" draw:layer="layout" svg:x1="20.1cm" svg:y1="10.449cm" svg:x2="20.1cm" svg:y2="9.038cm">
            <text:p/>
          </draw:line>
          <draw:frame draw:style-name="gr42" draw:text-style-name="P12" draw:layer="layout" svg:width="1.522cm" svg:height="1.508cm" svg:x="19.4cm" svg:y="10.292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 xml:id="id38" text:id="id38"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 xml:id="id39" draw:id="id39"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38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flash-bulb">
                  <anim:transitionFilter smil:dur="0.5s" smil:targetElement="id39" smil:keySplines="0,0;0.2,0.5;0.8,0.5;1,0" smil:type="fade" smil:subtype="crossfade" smil:mode="out"/>
                  <anim:animateTransform smil:dur="0.25s" smil:fill="hold" smil:autoReverse="true" smil:targetElement="id39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6.6cm" svg:height="0.812cm" svg:x="2.4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5+9)/2 = 7</text:span></text:p>
          </draw:text-box>
        </draw:frame>
        <draw:g>
          <draw:frame draw:style-name="gr32" draw:text-style-name="P12" draw:layer="layout" svg:width="1.662cm" svg:height="0.831cm" svg:x="21.238cm" svg:y="9.769cm">
            <draw:text-box>
              <text:p><text:span text:style-name="T9">high</text:span></text:p>
            </draw:text-box>
          </draw:frame>
          <draw:line draw:style-name="gr30" draw:text-style-name="P21" draw:layer="layout" svg:x1="21.835cm" svg:y1="9.938cm" svg:x2="21.835cm" svg:y2="9cm">
            <text:p/>
          </draw:line>
        </draw:g>
        <draw:frame draw:style-name="gr35" draw:text-style-name="P22" draw:layer="layout" svg:width="3.61cm" svg:height="0.988cm" svg:x="20cm" svg:y="13.6cm">
          <draw:text-box>
            <text:p><text:span text:style-name="T13"><text:s/></text:span><text:span text:style-name="T13">(5+6)/2 = 5</text:span></text:p>
          </draw:text-box>
        </draw:frame>
        <draw:g>
          <draw:line draw:style-name="gr30" draw:text-style-name="P21" draw:layer="layout" svg:x1="20.1cm" svg:y1="10.449cm" svg:x2="20.1cm" svg:y2="9.038cm">
            <text:p/>
          </draw:line>
          <draw:frame draw:style-name="gr42" draw:text-style-name="P12" draw:layer="layout" svg:width="1.522cm" svg:height="1.508cm" svg:x="19.4cm" svg:y="10.292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6.6cm" svg:height="0.812cm" svg:x="2.4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20.605cm" svg:y1="9.938cm" svg:x2="20.605cm" svg:y2="9cm">
            <text:p/>
          </draw:line>
          <draw:frame draw:style-name="gr31" draw:text-style-name="P22" draw:layer="layout" svg:width="1.592cm" svg:height="0.831cm" svg:x="20.008cm" svg:y="9.833cm">
            <draw:text-box>
              <text:p><text:span text:style-name="T13">low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5+9)/2 = 7</text:span></text:p>
          </draw:text-box>
        </draw:frame>
        <draw:g>
          <draw:frame draw:style-name="gr32" draw:text-style-name="P12" draw:layer="layout" svg:width="1.662cm" svg:height="0.831cm" svg:x="21.238cm" svg:y="9.769cm">
            <draw:text-box>
              <text:p><text:span text:style-name="T9">high</text:span></text:p>
            </draw:text-box>
          </draw:frame>
          <draw:line draw:style-name="gr30" draw:text-style-name="P21" draw:layer="layout" svg:x1="21.835cm" svg:y1="9.938cm" svg:x2="21.835cm" svg:y2="9cm">
            <text:p/>
          </draw:line>
        </draw:g>
        <draw:frame draw:style-name="gr35" draw:text-style-name="P22" draw:layer="layout" svg:width="3.61cm" svg:height="0.988cm" svg:x="20cm" svg:y="13.6cm">
          <draw:text-box>
            <text:p><text:span text:style-name="T13"><text:s/></text:span><text:span text:style-name="T13">(5+6)/2 = 5</text:span></text:p>
          </draw:text-box>
        </draw:frame>
        <draw:g>
          <draw:line draw:style-name="gr30" draw:text-style-name="P21" draw:layer="layout" svg:x1="20.1cm" svg:y1="10.449cm" svg:x2="20.1cm" svg:y2="9.038cm">
            <text:p/>
          </draw:line>
          <draw:frame draw:style-name="gr42" draw:text-style-name="P12" draw:layer="layout" svg:width="1.522cm" svg:height="1.508cm" svg:x="19.4cm" svg:y="10.292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12</text:span></text:p>
            </draw:text-box>
          </draw:frame>
        </draw:g>
        <draw:custom-shape draw:style-name="gr44" draw:text-style-name="P25" draw:layer="layout" svg:width="2.2cm" svg:height="0.8cm" svg:x="13.8cm" svg:y="11.6cm">
          <text:p text:style-name="P24"><text:span text:style-name="T14">mid=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xml:id="id41" draw:id="id41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g xml:id="id40" draw:id="id40"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5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5cm" svg:y="5.501cm">
            <draw:text-box>
              <text:p><text:span text:style-name="T9">key=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 xml:id="id43" draw:id="id43"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 xml:id="id44" draw:id="id44"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xml:id="id42" draw:id="id42" draw:layer="layout" svg:width="7.9cm" svg:height="0.812cm" svg:x="1.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6cm" svg:y="5.501cm">
            <draw:text-box>
              <text:p><text:span text:style-name="T9">key=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7.9cm" svg:height="0.812cm" svg:x="1.1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6cm" svg:y="5.501cm">
            <draw:text-box>
              <text:p><text:span text:style-name="T9">key=5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7.9cm" svg:height="0.812cm" svg:x="1.9cm" svg:y="5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 xml:id="id45" text:id="id45"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 xml:id="id46" text:id="id46"><text:span text:style-name="T13"><text:s/></text:span><text:span text:style-name="T13">(0+9)/2 = 4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6cm" svg:y="5.501cm">
            <draw:text-box>
              <text:p><text:span text:style-name="T9">key=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7.9cm" svg:height="0.812cm" svg:x="1.9cm" svg:y="5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6cm" svg:y="5.501cm">
            <draw:text-box>
              <text:p><text:span text:style-name="T9">key=5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7.9cm" svg:height="0.812cm" svg:x="2cm" svg:y="5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 xml:id="id47" text:id="id47"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 xml:id="id48" draw:id="id48">
          <draw:custom-shape draw:style-name="gr20" draw:text-style-name="P19" draw:layer="layout" svg:width="2.243cm" svg:height="1cm" svg:x="18.65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6cm" svg:y="5.501cm">
            <draw:text-box>
              <text:p><text:span text:style-name="T9">key=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47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8" smil:keySplines="0,0;0.2,0.5;0.8,0.5;1,0" smil:type="fade" smil:subtype="crossfade" smil:mode="out"/>
                  <anim:animateTransform smil:dur="0.25s" smil:fill="hold" smil:autoReverse="true" smil:targetElement="id48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7.9cm" svg:height="0.812cm" svg:x="2.1cm" svg:y="7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 xml:id="id50" text:id="id50"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 xml:id="id49" draw:id="id49">
          <draw:custom-shape draw:style-name="gr20" draw:text-style-name="P19" draw:layer="layout" svg:width="2.243cm" svg:height="1cm" svg:x="18.65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6cm" svg:y="5.501cm">
            <draw:text-box>
              <text:p><text:span text:style-name="T9">key=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9" smil:keySplines="0,0;0.2,0.5;0.8,0.5;1,0" smil:type="fade" smil:subtype="crossfade" smil:mode="out"/>
                  <anim:animateTransform smil:dur="0.25s" smil:fill="hold" smil:autoReverse="true" smil:targetElement="id49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bold-reveal" presentation:text-only="true">
                  <anim:set smil:dur="indefinite" smil:targetElement="id50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 xml:id="id51" draw:id="id51">
          <draw:frame draw:style-name="gr32" draw:text-style-name="P12" draw:layer="layout" svg:width="1.662cm" svg:height="0.831cm" svg:x="25.538cm" svg:y="9.829cm">
            <draw:text-box>
              <text:p><text:span text:style-name="T9">high</text:span></text:p>
            </draw:text-box>
          </draw:frame>
          <draw:line draw:style-name="gr30" draw:text-style-name="P21" draw:layer="layout" svg:x1="26.135cm" svg:y1="9.998cm" svg:x2="26.135cm" svg:y2="9.06cm">
            <text:p/>
          </draw:lin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5.2cm" svg:height="0.812cm" svg:x="3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6cm" svg:y="5.501cm">
            <draw:text-box>
              <text:p><text:span text:style-name="T9">key=5</text:span></text:p>
            </draw:text-box>
          </draw:frame>
        </draw:g>
        <draw:g xml:id="id52" draw:id="id52">
          <draw:frame draw:style-name="gr32" draw:text-style-name="P12" draw:layer="layout" svg:width="1.662cm" svg:height="0.831cm" svg:x="17.138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5cm" svg:y1="10.038cm" svg:x2="17.735cm" svg:y2="9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7.6cm" svg:height="0.812cm" svg:x="1.1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frame draw:style-name="gr32" draw:text-style-name="P12" draw:layer="layout" svg:width="1.662cm" svg:height="0.831cm" svg:x="17.138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5cm" svg:y1="10.038cm" svg:x2="17.735cm" svg:y2="9.1cm">
            <text:p/>
          </draw:lin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custom-shape draw:style-name="gr20" draw:text-style-name="P19" draw:layer="layout" svg:width="2.243cm" svg:height="1cm" svg:x="18.657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7cm" svg:y="5.501cm">
            <draw:text-box>
              <text:p><text:span text:style-name="T9">key=5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7.6cm" svg:height="0.812cm" svg:x="2cm" svg:y="5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 xml:id="id54" draw:id="id54">
          <draw:line draw:style-name="gr30" draw:text-style-name="P21" draw:layer="layout" svg:x1="19.1cm" svg:y1="9.938cm" svg:x2="19.1cm" svg:y2="9.038cm">
            <text:p/>
          </draw:line>
          <draw:frame draw:style-name="gr36" draw:text-style-name="P12" draw:layer="layout" svg:width="1.522cm" svg:height="0.962cm" svg:x="18.4cm" svg:y="9.838cm">
            <draw:text-box>
              <text:p><text:span text:style-name="T9">mid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 xml:id="id53" text:id="id53"><text:span text:style-name="T13"><text:s/></text:span><text:span text:style-name="T13">(0+3)/2 = 1</text:span></text:p>
          </draw:text-box>
        </draw:frame>
        <draw:g xml:id="id55" draw:id="id55">
          <draw:line draw:style-name="gr30" draw:text-style-name="P21" draw:layer="layout" svg:x1="14.978cm" svg:y1="9.938cm" svg:x2="14.978cm" svg:y2="9.038cm">
            <text:p/>
          </draw:line>
          <draw:frame draw:style-name="gr36" draw:text-style-name="P12" draw:layer="layout" svg:width="1.522cm" svg:height="0.962cm" svg:x="14.278cm" svg:y="9.838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frame draw:style-name="gr32" draw:text-style-name="P12" draw:layer="layout" svg:width="1.662cm" svg:height="0.831cm" svg:x="17.138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5cm" svg:y1="10.038cm" svg:x2="17.735cm" svg:y2="9.1cm">
            <text:p/>
          </draw:line>
        </draw:g>
        <draw:g>
          <draw:custom-shape draw:style-name="gr20" draw:text-style-name="P19" draw:layer="layout" svg:width="2.243cm" svg:height="1cm" svg:x="18.657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7cm" svg:y="5.501cm">
            <draw:text-box>
              <text:p><text:span text:style-name="T9">key=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7.6cm" svg:height="0.812cm" svg:x="2.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 xml:id="id57" text:id="id57"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frame draw:style-name="gr32" draw:text-style-name="P12" draw:layer="layout" svg:width="1.662cm" svg:height="0.831cm" svg:x="17.138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5cm" svg:y1="10.038cm" svg:x2="17.735cm" svg:y2="9.1cm">
            <text:p/>
          </draw:line>
        </draw:g>
        <draw:g>
          <draw:line draw:style-name="gr30" draw:text-style-name="P21" draw:layer="layout" svg:x1="14.978cm" svg:y1="9.938cm" svg:x2="14.978cm" svg:y2="9.038cm">
            <text:p/>
          </draw:line>
          <draw:frame draw:style-name="gr36" draw:text-style-name="P12" draw:layer="layout" svg:width="1.522cm" svg:height="0.962cm" svg:x="14.278cm" svg:y="9.838cm">
            <draw:text-box>
              <text:p><text:span text:style-name="T9">mid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 xml:id="id56" draw:id="id56">
          <draw:custom-shape draw:style-name="gr20" draw:text-style-name="P19" draw:layer="layout" svg:width="2.243cm" svg:height="1cm" svg:x="18.657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7cm" svg:y="5.501cm">
            <draw:text-box>
              <text:p><text:span text:style-name="T9">key=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56" smil:keySplines="0,0;0.2,0.5;0.8,0.5;1,0" smil:type="fade" smil:subtype="crossfade" smil:mode="out"/>
                  <anim:animateTransform smil:dur="0.25s" smil:fill="hold" smil:autoReverse="true" smil:targetElement="id56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bold-reveal" presentation:text-only="true">
                  <anim:set smil:dur="indefinite" smil:targetElement="id57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7.6cm" svg:height="0.812cm" svg:x="2.1cm" svg:y="7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 xml:id="id59" text:id="id59"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 xml:id="id58" draw:id="id58">
          <draw:custom-shape draw:style-name="gr20" draw:text-style-name="P19" draw:layer="layout" svg:width="2.243cm" svg:height="1cm" svg:x="18.657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7cm" svg:y="5.501cm">
            <draw:text-box>
              <text:p><text:span text:style-name="T9">key=5</text:span></text:p>
            </draw:text-box>
          </draw:frame>
        </draw:g>
        <draw:g>
          <draw:frame draw:style-name="gr32" draw:text-style-name="P12" draw:layer="layout" svg:width="1.662cm" svg:height="0.831cm" svg:x="17.138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5cm" svg:y1="10.038cm" svg:x2="17.735cm" svg:y2="9.1cm">
            <text:p/>
          </draw:line>
        </draw:g>
        <draw:g>
          <draw:line draw:style-name="gr30" draw:text-style-name="P21" draw:layer="layout" svg:x1="14.978cm" svg:y1="9.938cm" svg:x2="14.978cm" svg:y2="9.038cm">
            <text:p/>
          </draw:line>
          <draw:frame draw:style-name="gr36" draw:text-style-name="P12" draw:layer="layout" svg:width="1.522cm" svg:height="0.962cm" svg:x="14.278cm" svg:y="9.838cm">
            <draw:text-box>
              <text:p><text:span text:style-name="T9">mid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58" smil:keySplines="0,0;0.2,0.5;0.8,0.5;1,0" smil:type="fade" smil:subtype="crossfade" smil:mode="out"/>
                  <anim:animateTransform smil:dur="0.25s" smil:fill="hold" smil:autoReverse="true" smil:targetElement="id58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bold-reveal" presentation:text-only="true">
                  <anim:set smil:dur="indefinite" smil:targetElement="id59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2cm" svg:height="0.812cm" svg:x="1.9cm" svg:y="8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frame draw:style-name="gr32" draw:text-style-name="P12" draw:layer="layout" svg:width="1.662cm" svg:height="0.831cm" svg:x="17.138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5cm" svg:y1="10.038cm" svg:x2="17.735cm" svg:y2="9.1cm">
            <text:p/>
          </draw:line>
        </draw:g>
        <draw:g>
          <draw:line draw:style-name="gr30" draw:text-style-name="P21" draw:layer="layout" svg:x1="14.978cm" svg:y1="9.938cm" svg:x2="14.978cm" svg:y2="9.038cm">
            <text:p/>
          </draw:line>
          <draw:frame draw:style-name="gr36" draw:text-style-name="P12" draw:layer="layout" svg:width="1.522cm" svg:height="0.962cm" svg:x="14.278cm" svg:y="9.838cm">
            <draw:text-box>
              <text:p><text:span text:style-name="T9">mid</text:span></text:p>
            </draw:text-box>
          </draw:frame>
        </draw:g>
        <draw:g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>
          <draw:custom-shape draw:style-name="gr20" draw:text-style-name="P19" draw:layer="layout" svg:width="2.243cm" svg:height="1cm" svg:x="18.658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8cm" svg:y="5.501cm">
            <draw:text-box>
              <text:p><text:span text:style-name="T9">key=5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5.4cm" svg:height="0.812cm" svg:x="3.2cm" svg:y="9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frame draw:style-name="gr32" draw:text-style-name="P12" draw:layer="layout" svg:width="1.662cm" svg:height="0.831cm" svg:x="17.138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5cm" svg:y1="10.038cm" svg:x2="17.735cm" svg:y2="9.1cm">
            <text:p/>
          </draw:line>
        </draw:g>
        <draw:g>
          <draw:line draw:style-name="gr30" draw:text-style-name="P21" draw:layer="layout" svg:x1="14.978cm" svg:y1="9.938cm" svg:x2="14.978cm" svg:y2="9.038cm">
            <text:p/>
          </draw:line>
          <draw:frame draw:style-name="gr36" draw:text-style-name="P12" draw:layer="layout" svg:width="1.522cm" svg:height="0.962cm" svg:x="14.278cm" svg:y="9.838cm">
            <draw:text-box>
              <text:p><text:span text:style-name="T9">mid</text:span></text:p>
            </draw:text-box>
          </draw:frame>
        </draw:g>
        <draw:g xml:id="id60" draw:id="id60">
          <draw:line draw:style-name="gr30" draw:text-style-name="P21" draw:layer="layout" svg:x1="13.501cm" svg:y1="10.202cm" svg:x2="13.501cm" svg:y2="9.264cm">
            <text:p/>
          </draw:line>
          <draw:frame draw:style-name="gr31" draw:text-style-name="P22" draw:layer="layout" svg:width="1.592cm" svg:height="0.831cm" svg:x="12.904cm" svg:y="10.097cm">
            <draw:text-box>
              <text:p><text:span text:style-name="T13">low</text:span></text:p>
            </draw:text-box>
          </draw:frame>
        </draw:g>
        <draw:g xml:id="id61" draw:id="id61">
          <draw:line draw:style-name="gr30" draw:text-style-name="P21" draw:layer="layout" svg:x1="16.397cm" svg:y1="9.974cm" svg:x2="16.397cm" svg:y2="9.036cm">
            <text:p/>
          </draw:line>
          <draw:frame draw:style-name="gr31" draw:text-style-name="P22" draw:layer="layout" svg:width="1.592cm" svg:height="0.831cm" svg:x="15.8cm" svg:y="9.869cm">
            <draw:text-box>
              <text:p><text:span text:style-name="T13">low</text:span></text:p>
            </draw:text-box>
          </draw:frame>
        </draw:g>
        <draw:g>
          <draw:custom-shape draw:style-name="gr20" draw:text-style-name="P19" draw:layer="layout" svg:width="2.243cm" svg:height="1cm" svg:x="18.658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8cm" svg:y="5.501cm">
            <draw:text-box>
              <text:p><text:span text:style-name="T9">key=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6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7.4cm" svg:height="0.812cm" svg:x="1.2cm" svg:y="4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frame draw:style-name="gr32" draw:text-style-name="P12" draw:layer="layout" svg:width="1.662cm" svg:height="0.831cm" svg:x="17.138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5cm" svg:y1="10.038cm" svg:x2="17.735cm" svg:y2="9.1cm">
            <text:p/>
          </draw:line>
        </draw:g>
        <draw:g>
          <draw:line draw:style-name="gr30" draw:text-style-name="P21" draw:layer="layout" svg:x1="14.978cm" svg:y1="9.938cm" svg:x2="14.978cm" svg:y2="9.038cm">
            <text:p/>
          </draw:line>
          <draw:frame draw:style-name="gr36" draw:text-style-name="P12" draw:layer="layout" svg:width="1.522cm" svg:height="0.962cm" svg:x="14.278cm" svg:y="9.838cm">
            <draw:text-box>
              <text:p><text:span text:style-name="T9">mid</text:span></text:p>
            </draw:text-box>
          </draw:frame>
        </draw:g>
        <draw:g>
          <draw:line draw:style-name="gr30" draw:text-style-name="P21" draw:layer="layout" svg:x1="16.397cm" svg:y1="9.974cm" svg:x2="16.397cm" svg:y2="9.036cm">
            <text:p/>
          </draw:line>
          <draw:frame draw:style-name="gr31" draw:text-style-name="P22" draw:layer="layout" svg:width="1.592cm" svg:height="0.831cm" svg:x="15.8cm" svg:y="9.869cm">
            <draw:text-box>
              <text:p><text:span text:style-name="T13">low</text:span></text:p>
            </draw:text-box>
          </draw:frame>
        </draw:g>
        <draw:g>
          <draw:custom-shape draw:style-name="gr20" draw:text-style-name="P19" draw:layer="layout" svg:width="2.243cm" svg:height="1cm" svg:x="18.658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8cm" svg:y="5.501cm">
            <draw:text-box>
              <text:p><text:span text:style-name="T9">key=5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7.4cm" svg:height="0.812cm" svg:x="1.9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frame draw:style-name="gr35" draw:text-style-name="P22" draw:layer="layout" svg:width="3.61cm" svg:height="0.988cm" svg:x="20cm" svg:y="13.6cm">
          <draw:text-box>
            <text:p xml:id="id62" text:id="id62"><text:span text:style-name="T13"><text:s/></text:span><text:span text:style-name="T13">(2+3)/2 = 2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8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8cm" svg:y="5.501cm">
            <draw:text-box>
              <text:p><text:span text:style-name="T9">key=5</text:span></text:p>
            </draw:text-box>
          </draw:frame>
        </draw:g>
        <draw:g>
          <draw:frame draw:style-name="gr32" draw:text-style-name="P12" draw:layer="layout" svg:width="1.662cm" svg:height="0.831cm" svg:x="17.138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5cm" svg:y1="10.038cm" svg:x2="17.735cm" svg:y2="9.1cm">
            <text:p/>
          </draw:line>
        </draw:g>
        <draw:g>
          <draw:line draw:style-name="gr30" draw:text-style-name="P21" draw:layer="layout" svg:x1="14.978cm" svg:y1="9.938cm" svg:x2="14.978cm" svg:y2="9.038cm">
            <text:p/>
          </draw:line>
          <draw:frame draw:style-name="gr36" draw:text-style-name="P12" draw:layer="layout" svg:width="1.522cm" svg:height="0.962cm" svg:x="14.278cm" svg:y="9.838cm">
            <draw:text-box>
              <text:p><text:span text:style-name="T9">mid</text:span></text:p>
            </draw:text-box>
          </draw:frame>
        </draw:g>
        <draw:g>
          <draw:line draw:style-name="gr30" draw:text-style-name="P21" draw:layer="layout" svg:x1="16.397cm" svg:y1="9.974cm" svg:x2="16.397cm" svg:y2="9.036cm">
            <text:p/>
          </draw:line>
          <draw:frame draw:style-name="gr31" draw:text-style-name="P22" draw:layer="layout" svg:width="1.592cm" svg:height="0.831cm" svg:x="15.8cm" svg:y="9.869cm">
            <draw:text-box>
              <text:p><text:span text:style-name="T13">low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7.4cm" svg:height="0.812cm" svg:x="1.9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frame draw:style-name="gr35" draw:text-style-name="P22" draw:layer="layout" svg:width="3.61cm" svg:height="0.988cm" svg:x="20cm" svg:y="13.6cm">
          <draw:text-box>
            <text:p><text:span text:style-name="T13"><text:s/></text:span><text:span text:style-name="T13">(2+3)/2 = 2</text:span></text:p>
          </draw:text-box>
        </draw:frame>
        <draw:g xml:id="id64" draw:id="id64">
          <draw:line draw:style-name="gr30" draw:text-style-name="P21" draw:layer="layout" svg:x1="15.949cm" svg:y1="10.855cm" svg:x2="15.949cm" svg:y2="9.138cm">
            <text:p/>
          </draw:line>
          <draw:frame draw:style-name="gr46" draw:text-style-name="P12" draw:layer="layout" svg:width="1.522cm" svg:height="1.835cm" svg:x="15.249cm" svg:y="10.665cm">
            <draw:text-box>
              <text:p><text:span text:style-name="T9">mid</text:span></text:p>
            </draw:text-box>
          </draw:frame>
        </draw:g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custom-shape draw:style-name="gr20" draw:text-style-name="P19" draw:layer="layout" svg:width="2.243cm" svg:height="1cm" svg:x="18.658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8cm" svg:y="5.501cm">
            <draw:text-box>
              <text:p><text:span text:style-name="T9">key=5</text:span></text:p>
            </draw:text-box>
          </draw:frame>
        </draw:g>
        <draw:g>
          <draw:frame draw:style-name="gr32" draw:text-style-name="P12" draw:layer="layout" svg:width="1.662cm" svg:height="0.831cm" svg:x="17.138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5cm" svg:y1="10.038cm" svg:x2="17.735cm" svg:y2="9.1cm">
            <text:p/>
          </draw:line>
        </draw:g>
        <draw:g xml:id="id63" draw:id="id63">
          <draw:line draw:style-name="gr30" draw:text-style-name="P21" draw:layer="layout" svg:x1="14.978cm" svg:y1="9.938cm" svg:x2="14.978cm" svg:y2="9.038cm">
            <text:p/>
          </draw:line>
          <draw:frame draw:style-name="gr36" draw:text-style-name="P12" draw:layer="layout" svg:width="1.522cm" svg:height="0.962cm" svg:x="14.278cm" svg:y="9.838cm">
            <draw:text-box>
              <text:p><text:span text:style-name="T9">mid</text:span></text:p>
            </draw:text-box>
          </draw:frame>
        </draw:g>
        <draw:g>
          <draw:line draw:style-name="gr30" draw:text-style-name="P21" draw:layer="layout" svg:x1="16.397cm" svg:y1="9.974cm" svg:x2="16.397cm" svg:y2="9.036cm">
            <text:p/>
          </draw:line>
          <draw:frame draw:style-name="gr31" draw:text-style-name="P22" draw:layer="layout" svg:width="1.592cm" svg:height="0.831cm" svg:x="15.8cm" svg:y="9.869cm">
            <draw:text-box>
              <text:p><text:span text:style-name="T13">low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7.4cm" svg:height="0.812cm" svg:x="2.1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 xml:id="id65" text:id="id65"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line draw:style-name="gr30" draw:text-style-name="P21" draw:layer="layout" svg:x1="15.95cm" svg:y1="10.855cm" svg:x2="15.95cm" svg:y2="9.138cm">
            <text:p/>
          </draw:line>
          <draw:frame draw:style-name="gr46" draw:text-style-name="P12" draw:layer="layout" svg:width="1.522cm" svg:height="1.835cm" svg:x="15.25cm" svg:y="10.665cm">
            <draw:text-box>
              <text:p><text:span text:style-name="T9">mid</text:span></text:p>
            </draw:text-box>
          </draw:frame>
        </draw:g>
        <draw:g>
          <draw:frame draw:style-name="gr32" draw:text-style-name="P12" draw:layer="layout" svg:width="1.662cm" svg:height="0.831cm" svg:x="17.139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6cm" svg:y1="10.038cm" svg:x2="17.736cm" svg:y2="9.1cm">
            <text:p/>
          </draw:line>
        </draw:g>
        <draw:g>
          <draw:line draw:style-name="gr30" draw:text-style-name="P21" draw:layer="layout" svg:x1="16.398cm" svg:y1="9.974cm" svg:x2="16.398cm" svg:y2="9.036cm">
            <text:p/>
          </draw:line>
          <draw:frame draw:style-name="gr31" draw:text-style-name="P22" draw:layer="layout" svg:width="1.592cm" svg:height="0.831cm" svg:x="15.801cm" svg:y="9.869cm">
            <draw:text-box>
              <text:p><text:span text:style-name="T13">low</text:span></text:p>
            </draw:text-box>
          </draw:frame>
        </draw:g>
        <draw:g xml:id="id66" draw:id="id66">
          <draw:custom-shape draw:style-name="gr20" draw:text-style-name="P19" draw:layer="layout" svg:width="2.243cm" svg:height="1cm" svg:x="18.659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59cm" svg:y="5.501cm">
            <draw:text-box>
              <text:p><text:span text:style-name="T9">key=5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frame draw:style-name="gr35" draw:text-style-name="P22" draw:layer="layout" svg:width="3.61cm" svg:height="0.988cm" svg:x="20cm" svg:y="13.6cm">
          <draw:text-box>
            <text:p><text:span text:style-name="T13"><text:s/></text:span><text:span text:style-name="T13">(2+3)/2 =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65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lash-bulb">
                  <anim:transitionFilter smil:dur="0.5s" smil:targetElement="id66" smil:keySplines="0,0;0.2,0.5;0.8,0.5;1,0" smil:type="fade" smil:subtype="crossfade" smil:mode="out"/>
                  <anim:animateTransform smil:dur="0.25s" smil:fill="hold" smil:autoReverse="true" smil:targetElement="id66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7.2cm" svg:height="0.812cm" svg:x="2.2cm" svg:y="7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 xml:id="id68" text:id="id68"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line draw:style-name="gr30" draw:text-style-name="P21" draw:layer="layout" svg:x1="15.951cm" svg:y1="10.855cm" svg:x2="15.951cm" svg:y2="9.138cm">
            <text:p/>
          </draw:line>
          <draw:frame draw:style-name="gr46" draw:text-style-name="P12" draw:layer="layout" svg:width="1.522cm" svg:height="1.835cm" svg:x="15.251cm" svg:y="10.665cm">
            <draw:text-box>
              <text:p><text:span text:style-name="T9">mid</text:span></text:p>
            </draw:text-box>
          </draw:frame>
        </draw:g>
        <draw:g>
          <draw:frame draw:style-name="gr32" draw:text-style-name="P12" draw:layer="layout" svg:width="1.662cm" svg:height="0.831cm" svg:x="17.14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7cm" svg:y1="10.038cm" svg:x2="17.737cm" svg:y2="9.1cm">
            <text:p/>
          </draw:line>
        </draw:g>
        <draw:g>
          <draw:line draw:style-name="gr30" draw:text-style-name="P21" draw:layer="layout" svg:x1="16.399cm" svg:y1="9.974cm" svg:x2="16.399cm" svg:y2="9.036cm">
            <text:p/>
          </draw:line>
          <draw:frame draw:style-name="gr31" draw:text-style-name="P22" draw:layer="layout" svg:width="1.592cm" svg:height="0.831cm" svg:x="15.802cm" svg:y="9.869cm">
            <draw:text-box>
              <text:p><text:span text:style-name="T13">low</text:span></text:p>
            </draw:text-box>
          </draw:frame>
        </draw:g>
        <draw:g xml:id="id67" draw:id="id67">
          <draw:custom-shape draw:style-name="gr20" draw:text-style-name="P19" draw:layer="layout" svg:width="2.243cm" svg:height="1cm" svg:x="18.6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6cm" svg:y="5.501cm">
            <draw:text-box>
              <text:p><text:span text:style-name="T9">key=5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frame draw:style-name="gr35" draw:text-style-name="P22" draw:layer="layout" svg:width="3.61cm" svg:height="0.988cm" svg:x="20cm" svg:y="13.6cm">
          <draw:text-box>
            <text:p><text:span text:style-name="T13"><text:s/></text:span><text:span text:style-name="T13">(2+3)/2 =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67" smil:keySplines="0,0;0.2,0.5;0.8,0.5;1,0" smil:type="fade" smil:subtype="crossfade" smil:mode="out"/>
                  <anim:animateTransform smil:dur="0.0625s" smil:fill="hold" smil:autoReverse="true" smil:targetElement="id67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bold-reveal" presentation:text-only="true">
                  <anim:set smil:dur="indefinite" smil:targetElement="id68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7.2cm" svg:height="0.812cm" svg:x="2.8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line draw:style-name="gr30" draw:text-style-name="P21" draw:layer="layout" svg:x1="15.951cm" svg:y1="10.855cm" svg:x2="15.951cm" svg:y2="9.138cm">
            <text:p/>
          </draw:line>
          <draw:frame draw:style-name="gr46" draw:text-style-name="P12" draw:layer="layout" svg:width="1.522cm" svg:height="1.835cm" svg:x="15.251cm" svg:y="10.665cm">
            <draw:text-box>
              <text:p><text:span text:style-name="T9">mid</text:span></text:p>
            </draw:text-box>
          </draw:frame>
        </draw:g>
        <draw:g xml:id="id69" draw:id="id69">
          <draw:frame draw:style-name="gr32" draw:text-style-name="P12" draw:layer="layout" svg:width="1.662cm" svg:height="0.831cm" svg:x="17.14cm" svg:y="9.869cm">
            <draw:text-box>
              <text:p><text:span text:style-name="T9">high</text:span></text:p>
            </draw:text-box>
          </draw:frame>
          <draw:line draw:style-name="gr30" draw:text-style-name="P21" draw:layer="layout" svg:x1="17.737cm" svg:y1="10.038cm" svg:x2="17.737cm" svg:y2="9.1cm">
            <text:p/>
          </draw:line>
        </draw:g>
        <draw:g>
          <draw:line draw:style-name="gr30" draw:text-style-name="P21" draw:layer="layout" svg:x1="16.399cm" svg:y1="9.974cm" svg:x2="16.399cm" svg:y2="9.036cm">
            <text:p/>
          </draw:line>
          <draw:frame draw:style-name="gr31" draw:text-style-name="P22" draw:layer="layout" svg:width="1.592cm" svg:height="0.831cm" svg:x="15.802cm" svg:y="9.869cm">
            <draw:text-box>
              <text:p><text:span text:style-name="T13">low</text:span></text:p>
            </draw:text-box>
          </draw:frame>
        </draw:g>
        <draw:g>
          <draw:custom-shape draw:style-name="gr20" draw:text-style-name="P19" draw:layer="layout" svg:width="2.243cm" svg:height="1cm" svg:x="18.6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6cm" svg:y="5.501cm">
            <draw:text-box>
              <text:p><text:span text:style-name="T9">key=5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frame draw:style-name="gr35" draw:text-style-name="P22" draw:layer="layout" svg:width="3.61cm" svg:height="0.988cm" svg:x="20cm" svg:y="13.6cm">
          <draw:text-box>
            <text:p><text:span text:style-name="T13"><text:s/></text:span><text:span text:style-name="T13">(2+3)/2 = 2</text:span></text:p>
          </draw:text-box>
        </draw:frame>
        <draw:g xml:id="id70" draw:id="id70">
          <draw:frame draw:style-name="gr32" draw:text-style-name="P12" draw:layer="layout" svg:width="1.662cm" svg:height="0.831cm" svg:x="14.4cm" svg:y="9.834cm">
            <draw:text-box>
              <text:p><text:span text:style-name="T9">high</text:span></text:p>
            </draw:text-box>
          </draw:frame>
          <draw:line draw:style-name="gr30" draw:text-style-name="P21" draw:layer="layout" svg:x1="14.997cm" svg:y1="10.003cm" svg:x2="14.997cm" svg:y2="9.06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3" xml:id="id71" draw:id="id71" draw:layer="layout" svg:width="3cm" svg:height="0.812cm" svg:x="1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line draw:style-name="gr30" draw:text-style-name="P21" draw:layer="layout" svg:x1="15.951cm" svg:y1="10.855cm" svg:x2="15.951cm" svg:y2="9.138cm">
            <text:p/>
          </draw:line>
          <draw:frame draw:style-name="gr46" draw:text-style-name="P12" draw:layer="layout" svg:width="1.522cm" svg:height="1.835cm" svg:x="15.251cm" svg:y="10.665cm">
            <draw:text-box>
              <text:p><text:span text:style-name="T9">mid</text:span></text:p>
            </draw:text-box>
          </draw:frame>
        </draw:g>
        <draw:g>
          <draw:line draw:style-name="gr30" draw:text-style-name="P26" draw:layer="layout" svg:x1="16.399cm" svg:y1="9.974cm" svg:x2="16.399cm" svg:y2="9.036cm">
            <text:p/>
          </draw:line>
          <draw:frame draw:style-name="gr31" draw:text-style-name="P27" draw:layer="layout" svg:width="1.592cm" svg:height="0.831cm" svg:x="15.802cm" svg:y="9.869cm">
            <draw:text-box>
              <text:p><text:span text:style-name="T15">low</text:span></text:p>
            </draw:text-box>
          </draw:frame>
        </draw:g>
        <draw:g>
          <draw:custom-shape draw:style-name="gr20" draw:text-style-name="P19" draw:layer="layout" svg:width="2.243cm" svg:height="1cm" svg:x="18.6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6cm" svg:y="5.501cm">
            <draw:text-box>
              <text:p><text:span text:style-name="T9">key=5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frame draw:style-name="gr35" draw:text-style-name="P22" draw:layer="layout" svg:width="3.61cm" svg:height="0.988cm" svg:x="20cm" svg:y="13.6cm">
          <draw:text-box>
            <text:p><text:span text:style-name="T13"><text:s/></text:span><text:span text:style-name="T13">(2+3)/2 = 2</text:span></text:p>
          </draw:text-box>
        </draw:frame>
        <draw:g>
          <draw:frame draw:style-name="gr32" draw:text-style-name="P28" draw:layer="layout" svg:width="1.662cm" svg:height="0.831cm" svg:x="14.4cm" svg:y="9.834cm">
            <draw:text-box>
              <text:p><text:span text:style-name="T16">high</text:span></text:p>
            </draw:text-box>
          </draw:frame>
          <draw:line draw:style-name="gr30" draw:text-style-name="P26" draw:layer="layout" svg:x1="14.997cm" svg:y1="10.003cm" svg:x2="14.997cm" svg:y2="9.06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office:forms form:automatic-focus="false" form:apply-design-mode="false"/>
        <draw:frame presentation:style-name="pr7" draw:text-style-name="P8" draw:layer="layout" svg:width="26.451cm" svg:height="3.694cm" svg:x="0.549cm" svg:y="-0.339cm" presentation:class="title" presentation:user-transformed="true">
          <draw:text-box>
            <text:p><text:span text:style-name="T6">Data Structure – Algorithm </text:span><text:span text:style-name="T7"><text:line-break/></text:span><text:span text:style-name="T7">Binary_search_iterative(arr,key)</text:span></text:p>
          </draw:text-box>
        </draw:frame>
        <draw:frame draw:style-name="gr8" draw:text-style-name="P17" draw:layer="layout" svg:width="3.6cm" svg:height="1.115cm" svg:x="14cm" svg:y="3.8cm">
          <draw:text-box>
            <text:p><text:span text:style-name="T8">arr[SIZE] </text:span></text:p>
          </draw:text-box>
        </draw:frame>
        <draw:g>
          <draw:custom-shape draw:style-name="gr9" draw:text-style-name="P18" draw:layer="layout" svg:width="3.2cm" svg:height="1cm" svg:x="22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3.043cm" svg:height="0.831cm" svg:x="22.057cm" svg:y="3.869cm">
            <draw:text-box>
              <text:p><text:span text:style-name="T9">SIZE = 10</text:span></text:p>
            </draw:text-box>
          </draw:frame>
        </draw:g>
        <draw:custom-shape draw:style-name="gr28" draw:text-style-name="P20" draw:layer="layout" svg:width="10.4cm" svg:height="8.1cm" svg:x="0.9cm" svg:y="3.4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5" draw:layer="layout" svg:width="8.4cm" svg:height="0.988cm" svg:x="2.1cm" svg:y="7.3cm">
            <draw:text-box>
              <text:p><text:span text:style-name="T4">else if (key &lt; a[mid]) </text:span></text:p>
            </draw:text-box>
          </draw:frame>
          <draw:frame draw:style-name="gr3" draw:text-style-name="P5" draw:layer="layout" svg:width="8.2cm" svg:height="0.988cm" svg:x="2cm" svg:y="5cm">
            <draw:text-box>
              <text:p><text:span text:style-name="T4">mid = (low+high) / 2</text:span></text:p>
            </draw:text-box>
          </draw:frame>
          <draw:frame draw:style-name="gr3" draw:text-style-name="P5" draw:layer="layout" svg:width="7.2cm" svg:height="0.988cm" svg:x="3.3cm" svg:y="8.1cm">
            <draw:text-box>
              <text:p><text:span text:style-name="T4">high = mid - 1</text:span></text:p>
            </draw:text-box>
          </draw:frame>
          <draw:g>
            <draw:frame draw:style-name="gr3" draw:text-style-name="P5" draw:layer="layout" svg:width="7.6cm" svg:height="0.988cm" svg:x="1.1cm" svg:y="4.2cm">
              <draw:text-box>
                <text:p><text:span text:style-name="T4">while ( low &lt;= high )</text:span></text:p>
              </draw:text-box>
            </draw:frame>
            <draw:frame draw:style-name="gr3" draw:text-style-name="P5" draw:layer="layout" svg:width="7.2cm" svg:height="0.988cm" svg:x="2.1cm" svg:y="5.8cm">
              <draw:text-box>
                <text:p><text:span text:style-name="T4">if (arr[mid] == key )</text:span></text:p>
              </draw:text-box>
            </draw:frame>
            <draw:frame draw:style-name="gr29" draw:text-style-name="P5" draw:layer="layout" svg:width="4.2cm" svg:height="1cm" svg:x="3.3cm" svg:y="6.5cm">
              <draw:text-box>
                <text:p><text:span text:style-name="T4">return mid</text:span></text:p>
              </draw:text-box>
            </draw:frame>
            <draw:frame draw:style-name="gr3" draw:text-style-name="P5" draw:layer="layout" svg:width="9.4cm" svg:height="0.988cm" svg:x="0.9cm" svg:y="3.4cm">
              <draw:text-box>
                <text:p><text:span text:style-name="T4"><text:s/></text:span><text:span text:style-name="T4">low = 0 <text:s/>,high = size-1</text:span></text:p>
              </draw:text-box>
            </draw:frame>
            <draw:frame draw:style-name="gr29" draw:text-style-name="P5" draw:layer="layout" svg:width="3.9cm" svg:height="1cm" svg:x="1cm" svg:y="10.2cm">
              <draw:text-box>
                <text:p><text:span text:style-name="T4">return -1 </text:span></text:p>
              </draw:text-box>
            </draw:frame>
            <draw:frame draw:style-name="gr3" draw:text-style-name="P5" draw:layer="layout" svg:width="2cm" svg:height="0.988cm" svg:x="2.1cm" svg:y="8.7cm">
              <draw:text-box>
                <text:p><text:span text:style-name="T4">else </text:span></text:p>
              </draw:text-box>
            </draw:frame>
          </draw:g>
          <draw:frame draw:style-name="gr3" draw:text-style-name="P5" draw:layer="layout" svg:width="7.2cm" svg:height="0.988cm" svg:x="3.3cm" svg:y="9.4cm">
            <draw:text-box>
              <text:p><text:span text:style-name="T4">low = mid + 1</text:span></text:p>
            </draw:text-box>
          </draw:frame>
        </draw:g>
        <draw:frame draw:style-name="gr34" draw:text-style-name="P22" draw:layer="layout" svg:width="1.6cm" svg:height="0.988cm" svg:x="21cm" svg:y="10.6cm">
          <draw:text-box>
            <text:p><text:span text:style-name="T13">mid </text:span></text:p>
          </draw:text-box>
        </draw:frame>
        <draw:frame draw:style-name="gr35" draw:text-style-name="P22" draw:layer="layout" svg:width="3.61cm" svg:height="0.988cm" svg:x="20cm" svg:y="11.612cm">
          <draw:text-box>
            <text:p><text:span text:style-name="T13"><text:s/></text:span><text:span text:style-name="T13">(0+9)/2 = 4</text:span></text:p>
          </draw:text-box>
        </draw:frame>
        <draw:g>
          <draw:frame draw:style-name="gr10" draw:text-style-name="P13" draw:layer="layout" svg:width="1.773cm" svg:height="0.831cm" draw:transform="rotate (0.515919326889524) translate (12.606cm 8.725cm)">
            <draw:text-box>
              <text:p><text:span text:style-name="T10">arr[0]</text:span></text:p>
            </draw:text-box>
          </draw:frame>
          <draw:frame draw:style-name="gr10" draw:text-style-name="P14" draw:layer="layout" svg:width="1.741cm" svg:height="0.831cm" draw:transform="rotate (0.515919326889524) translate (13.987cm 8.793cm)">
            <draw:text-box>
              <text:p><text:span text:style-name="T11">arr[1]</text:span></text:p>
            </draw:text-box>
          </draw:frame>
          <draw:frame draw:style-name="gr10" draw:text-style-name="P13" draw:layer="layout" svg:width="1.746cm" svg:height="0.831cm" draw:transform="rotate (0.515919326889524) translate (15.349cm 8.803cm)">
            <draw:text-box>
              <text:p><text:span text:style-name="T10">arr[2]</text:span></text:p>
            </draw:text-box>
          </draw:frame>
          <draw:frame draw:style-name="gr11" draw:text-style-name="P13" draw:layer="layout" svg:width="1.766cm" svg:height="0.844cm" draw:transform="rotate (0.515919326889524) translate (23.573cm 8.727cm)">
            <draw:text-box>
              <text:p><text:span text:style-name="T10">arr[8]</text:span></text:p>
            </draw:text-box>
          </draw:frame>
          <draw:frame draw:style-name="gr12" draw:text-style-name="P13" draw:layer="layout" svg:width="1.725cm" svg:height="0.909cm" draw:transform="rotate (0.515570261039125) translate (22.22cm 8.725cm)">
            <draw:text-box>
              <text:p><text:span text:style-name="T10">arr[7]</text:span></text:p>
            </draw:text-box>
          </draw:frame>
          <draw:frame draw:style-name="gr13" draw:text-style-name="P13" draw:layer="layout" svg:width="2.07cm" svg:height="0.913cm" draw:transform="rotate (0.515919326889524) translate (20.807cm 8.715cm)">
            <draw:text-box>
              <text:p><text:span text:style-name="T10">arr[6]</text:span></text:p>
            </draw:text-box>
          </draw:frame>
          <draw:frame draw:style-name="gr14" draw:text-style-name="P13" draw:layer="layout" svg:width="1.933cm" svg:height="0.769cm" draw:transform="rotate (0.515570261039125) translate (19.392cm 8.745cm)">
            <draw:text-box>
              <text:p><text:span text:style-name="T10">arr[5]</text:span></text:p>
            </draw:text-box>
          </draw:frame>
          <draw:frame draw:style-name="gr15" draw:text-style-name="P13" draw:layer="layout" svg:width="1.714cm" svg:height="0.817cm" draw:transform="rotate (0.515919326889524) translate (18.067cm 8.805cm)">
            <draw:text-box>
              <text:p><text:span text:style-name="T10">arr[4]</text:span></text:p>
            </draw:text-box>
          </draw:frame>
          <draw:g>
            <draw:custom-shape draw:style-name="gr16" draw:text-style-name="P15" draw:layer="layout" svg:width="1.354cm" svg:height="0.602cm" svg:x="13.21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5.41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24.06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22.704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21.34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9.99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354cm" svg:height="0.602cm" svg:x="18.639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7.283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1.355cm" svg:height="0.602cm" svg:x="15.928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1.356cm" svg:height="0.602cm" svg:x="14.572cm" svg:y="7.59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6" draw:layer="layout" svg:width="1.741cm" svg:height="0.925cm" draw:transform="rotate (0.515570261039125) translate (16.712cm 8.805cm)">
            <draw:text-box>
              <text:p><text:span text:style-name="T12">arr[3]</text:span></text:p>
            </draw:text-box>
          </draw:frame>
          <draw:frame draw:style-name="gr10" draw:text-style-name="P13" draw:layer="layout" svg:width="2.066cm" svg:height="0.831cm" draw:transform="rotate (0.515221195188726) translate (24.911cm 8.748cm)">
            <draw:text-box>
              <text:p><text:span text:style-name="T10">arr[9]</text:span></text:p>
            </draw:text-box>
          </draw:frame>
        </draw:g>
        <draw:frame draw:style-name="gr22" draw:text-style-name="P13" draw:layer="layout" svg:width="0.895cm" svg:height="0.747cm" svg:x="14.759cm" svg:y="7.597cm">
          <draw:text-box>
            <text:p><text:span text:style-name="T10">3</text:span></text:p>
          </draw:text-box>
        </draw:frame>
        <draw:frame draw:style-name="gr23" draw:text-style-name="P13" draw:layer="layout" svg:width="0.894cm" svg:height="0.747cm" svg:x="13.383cm" svg:y="7.593cm">
          <draw:text-box>
            <text:p><text:span text:style-name="T10">2</text:span></text:p>
          </draw:text-box>
        </draw:frame>
        <draw:frame draw:style-name="gr24" draw:text-style-name="P13" draw:layer="layout" svg:width="1.044cm" svg:height="0.747cm" svg:x="16.005cm" svg:y="7.609cm">
          <draw:text-box>
            <text:p><text:span text:style-name="T10">6</text:span></text:p>
          </draw:text-box>
        </draw:frame>
        <draw:frame draw:style-name="gr24" draw:text-style-name="P13" draw:layer="layout" svg:width="1.044cm" svg:height="0.747cm" svg:x="17.385cm" svg:y="7.609cm">
          <draw:text-box>
            <text:p><text:span text:style-name="T10">8</text:span></text:p>
          </draw:text-box>
        </draw:frame>
        <draw:frame draw:style-name="gr25" draw:text-style-name="P13" draw:layer="layout" svg:width="1.09cm" svg:height="0.747cm" svg:x="18.903cm" svg:y="7.609cm">
          <draw:text-box>
            <text:p><text:span text:style-name="T10">10</text:span></text:p>
          </draw:text-box>
        </draw:frame>
        <draw:frame draw:style-name="gr26" draw:text-style-name="P13" draw:layer="layout" svg:width="1.239cm" svg:height="0.866cm" svg:x="22.795cm" svg:y="7.604cm">
          <draw:text-box>
            <text:p><text:span text:style-name="T10">16</text:span></text:p>
          </draw:text-box>
        </draw:frame>
        <draw:frame draw:style-name="gr27" draw:text-style-name="P13" draw:layer="layout" svg:width="1.044cm" svg:height="0.866cm" svg:x="24.188cm" svg:y="7.6cm">
          <draw:text-box>
            <text:p><text:span text:style-name="T10">34</text:span></text:p>
          </draw:text-box>
        </draw:frame>
        <draw:frame draw:style-name="gr24" draw:text-style-name="P13" draw:layer="layout" svg:width="1.044cm" svg:height="0.747cm" svg:x="20.181cm" svg:y="7.6cm">
          <draw:text-box>
            <text:p><text:span text:style-name="T10">12</text:span></text:p>
          </draw:text-box>
        </draw:frame>
        <draw:frame draw:style-name="gr27" draw:text-style-name="P13" draw:layer="layout" svg:width="1.044cm" svg:height="0.866cm" svg:x="21.489cm" svg:y="7.6cm">
          <draw:text-box>
            <text:p><text:span text:style-name="T10">14</text:span></text:p>
          </draw:text-box>
        </draw:frame>
        <draw:frame draw:style-name="gr27" draw:text-style-name="P16" draw:layer="layout" svg:width="1.044cm" svg:height="0.866cm" svg:x="25.557cm" svg:y="7.6cm">
          <draw:text-box>
            <text:p><text:span text:style-name="T12">88</text:span></text:p>
          </draw:text-box>
        </draw:frame>
        <draw:g>
          <draw:line draw:style-name="gr30" draw:text-style-name="P21" draw:layer="layout" svg:x1="15.951cm" svg:y1="10.855cm" svg:x2="15.951cm" svg:y2="9.138cm">
            <text:p/>
          </draw:line>
          <draw:frame draw:style-name="gr46" draw:text-style-name="P12" draw:layer="layout" svg:width="1.522cm" svg:height="1.835cm" svg:x="15.251cm" svg:y="10.665cm">
            <draw:text-box>
              <text:p><text:span text:style-name="T9">mid</text:span></text:p>
            </draw:text-box>
          </draw:frame>
        </draw:g>
        <draw:g>
          <draw:line draw:style-name="gr30" draw:text-style-name="P29" draw:layer="layout" svg:x1="16.399cm" svg:y1="9.974cm" svg:x2="16.399cm" svg:y2="9.036cm">
            <text:p/>
          </draw:line>
          <draw:frame draw:style-name="gr31" draw:text-style-name="P30" draw:layer="layout" svg:width="1.592cm" svg:height="0.831cm" svg:x="15.802cm" svg:y="9.869cm">
            <draw:text-box>
              <text:p><text:span text:style-name="T17">low</text:span></text:p>
            </draw:text-box>
          </draw:frame>
        </draw:g>
        <draw:g xml:id="id72" draw:id="id72">
          <draw:custom-shape draw:style-name="gr20" draw:text-style-name="P19" draw:layer="layout" svg:width="2.243cm" svg:height="1cm" svg:x="18.66cm" svg:y="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.447cm" svg:height="1.411cm" svg:x="18.56cm" svg:y="5.501cm">
            <draw:text-box>
              <text:p><text:span text:style-name="T9">key=5</text:span></text:p>
            </draw:text-box>
          </draw:frame>
        </draw:g>
        <draw:frame draw:style-name="gr35" draw:text-style-name="P22" draw:layer="layout" svg:width="3.61cm" svg:height="0.988cm" svg:x="19.99cm" svg:y="12.612cm">
          <draw:text-box>
            <text:p><text:span text:style-name="T13"><text:s/></text:span><text:span text:style-name="T13">(0+3)/2 = 1</text:span></text:p>
          </draw:text-box>
        </draw:frame>
        <draw:frame draw:style-name="gr35" draw:text-style-name="P22" draw:layer="layout" svg:width="3.61cm" svg:height="0.988cm" svg:x="20cm" svg:y="13.6cm">
          <draw:text-box>
            <text:p><text:span text:style-name="T13"><text:s/></text:span><text:span text:style-name="T13">(2+3)/2 = 2</text:span></text:p>
          </draw:text-box>
        </draw:frame>
        <draw:g>
          <draw:frame draw:style-name="gr32" draw:text-style-name="P31" draw:layer="layout" svg:width="1.662cm" svg:height="0.831cm" svg:x="14.4cm" svg:y="9.834cm">
            <draw:text-box>
              <text:p><text:span text:style-name="T14">high</text:span></text:p>
            </draw:text-box>
          </draw:frame>
          <draw:line draw:style-name="gr30" draw:text-style-name="P29" draw:layer="layout" svg:x1="14.997cm" svg:y1="10.003cm" svg:x2="14.997cm" svg:y2="9.06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72" smil:keySplines="0,0;0.2,0.5;0.8,0.5;1,0" smil:type="fade" smil:subtype="crossfade" smil:mode="out"/>
                  <anim:animateTransform smil:dur="0.25s" smil:fill="hold" smil:autoReverse="true" smil:targetElement="id72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Code - Binary Search Iterative <text:s/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7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3H40M30S</meta:editing-duration>
    <meta:editing-cycles>170</meta:editing-cycles>
    <meta:generator>LibreOffice/6.0.7.3$Linux_X86_64 LibreOffice_project/00m0$Build-3</meta:generator>
    <dc:title>Bright Blue</dc:title>
    <dc:date>2020-09-22T09:58:29.009917495</dc:date>
    <meta:document-statistic meta:object-count="3004"/>
    <meta:template xlink:type="simple" xlink:actuate="onRequest" xlink:title="Bright Blue" xlink:href="../../Time%20Complexity/R05_Flowchart.odp" meta:date="2020-04-08T20:36:48.497255069"/>
  </office:meta>
</office:document-meta>
</file>